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8ba" officeooo:paragraph-rsid="000838b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38ba" officeooo:paragraph-rsid="000838b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838ba" officeooo:paragraph-rsid="000838ba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0925e6" officeooo:paragraph-rsid="000925e6"/>
    </style:style>
    <style:style style:name="P5" style:family="paragraph" style:parent-style-name="Text_20_body" style:list-style-name="L1">
      <style:paragraph-properties fo:line-height="150%"/>
      <style:text-properties officeooo:rsid="000838ba" officeooo:paragraph-rsid="000838ba"/>
    </style:style>
    <style:style style:name="P6" style:family="paragraph" style:parent-style-name="Text_20_body">
      <style:paragraph-properties fo:line-height="150%"/>
      <style:text-properties officeooo:rsid="000838ba" officeooo:paragraph-rsid="000838ba"/>
    </style:style>
    <style:style style:name="P7" style:family="paragraph" style:parent-style-name="Text_20_body" style:list-style-name="L1">
      <style:paragraph-properties fo:line-height="150%"/>
      <style:text-properties officeooo:rsid="000c9002" officeooo:paragraph-rsid="000c9002"/>
    </style:style>
    <style:style style:name="P8" style:family="paragraph" style:parent-style-name="Text_20_body" style:list-style-name="L1">
      <style:paragraph-properties fo:line-height="150%"/>
      <style:text-properties fo:font-weight="bold" officeooo:rsid="00126ffb" officeooo:paragraph-rsid="00126ffb" style:font-weight-asian="bold" style:font-weight-complex="bold"/>
    </style:style>
    <style:style style:name="P9" style:family="paragraph" style:parent-style-name="Text_20_body" style:list-style-name="L1">
      <style:paragraph-properties fo:line-height="150%"/>
      <style:text-properties fo:font-weight="bold" officeooo:rsid="00168c10" officeooo:paragraph-rsid="00168c10" style:font-weight-asian="bold" style:font-weight-complex="bold"/>
    </style:style>
    <style:style style:name="P10" style:family="paragraph" style:parent-style-name="Text_20_body" style:list-style-name="L1">
      <style:paragraph-properties fo:line-height="150%"/>
      <style:text-properties officeooo:rsid="00168c10" officeooo:paragraph-rsid="00168c10"/>
    </style:style>
    <style:style style:name="P11" style:family="paragraph" style:parent-style-name="Text_20_body" style:list-style-name="L1">
      <style:paragraph-properties fo:line-height="150%"/>
      <style:text-properties style:font-name="Arial" fo:language="pt" fo:country="BR" fo:font-weight="bold" officeooo:rsid="0016d397" officeooo:paragraph-rsid="0016d397" style:font-weight-asian="bold" style:font-weight-complex="bold"/>
    </style:style>
    <style:style style:name="P12" style:family="paragraph" style:parent-style-name="Text_20_body" style:list-style-name="L1">
      <style:paragraph-properties fo:line-height="150%"/>
      <style:text-properties officeooo:rsid="001821c6" officeooo:paragraph-rsid="001821c6"/>
    </style:style>
    <style:style style:name="T1" style:family="text">
      <style:text-properties officeooo:rsid="000925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fad" style:font-weight-asian="bold" style:font-weight-complex="bold"/>
    </style:style>
    <style:style style:name="T4" style:family="text">
      <style:text-properties style:font-name="Arial" fo:language="pt" fo:country="BR" fo:font-weight="bold" officeooo:rsid="000f523e" style:font-weight-asian="bold" style:font-weight-complex="bold"/>
    </style:style>
    <style:style style:name="T5" style:family="text">
      <style:text-properties officeooo:rsid="000fa49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821c6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DIEL DA ROSA RIBEIRO</text:p>
      <text:p text:style-name="P4">TIAGO JULIEL CANE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LA MINISTÉRIO INFANTIL – DANIEL E A OR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LUMENAU/SC</text:p>
      <text:p text:style-name="P3">JUNHO DE 2021</text:p>
      <text:list xml:id="list1774425562" text:style-name="Outline">
        <text:list-item>
          <text:h text:style-name="Heading_20_1" text:outline-level="1"><text:soft-page-break/>Cronograma da aula</text:h>
        </text:list-item>
      </text:list>
      <text:list xml:id="list183672818" text:style-name="L1">
        <text:list-item>
          <text:p text:style-name="P5"><text:span text:style-name="T2">APRESENTAÇÃO DOS PROFESSORES</text:span> [JEDIEL E JULIEL]</text:p>
        </text:list-item>
        <text:list-item>
          <text:p text:style-name="P5"><text:span text:style-name="T2">ORAÇÃO COM AS CRIANÇAS</text:span> [JEDIEL<text:span text:style-name="T5">]</text:span></text:p>
        </text:list-item>
        <text:list-item>
          <text:p text:style-name="P8">CANTAR<text:span text:style-name="T6"> – Leia a Bíblia e faça oração. [TODOS]</text:span></text:p>
        </text:list-item>
        <text:list-item>
          <text:p text:style-name="P11">A IMPORTANCIA DE ORAR TODOS OS DIAS <text:span text:style-name="T6">[JEDIEL]</text:span></text:p>
        </text:list-item>
        <text:list-item>
          <text:p text:style-name="P5"><text:span text:style-name="T2">COMO ORAR?</text:span> – Introdução</text:p>
          <text:list>
            <text:list-item>
              <text:p text:style-name="P5">Chame Jesus!</text:p>
            </text:list-item>
            <text:list-item>
              <text:p text:style-name="P5">Conta pra ele as coisas <text:span text:style-name="T2">que você faz</text:span> e o <text:span text:style-name="T2">que você quer fazer</text:span></text:p>
            </text:list-item>
            <text:list-item>
              <text:p text:style-name="P5">Conta pra ele as coisas <text:span text:style-name="T2">que estão te incomodando</text:span></text:p>
            </text:list-item>
            <text:list-item>
              <text:p text:style-name="P5">Conta pra ele as coisas <text:span text:style-name="T2">que estão te alegrando</text:span></text:p>
            </text:list-item>
            <text:list-item>
              <text:p text:style-name="P5">Conta pra ele <text:span text:style-name="T2">A VERDADE</text:span><text:span text:style-name="T6">.</text:span></text:p>
            </text:list-item>
            <text:list-item>
              <text:p text:style-name="P5">Quando? <text:span text:style-name="T5">Depois que acordar</text:span>, <text:span text:style-name="T5">antes do almoço</text:span>, antes de dormir</text:p>
            </text:list-item>
          </text:list>
        </text:list-item>
        <text:list-item>
          <text:p text:style-name="P5"><text:span text:style-name="T2">TESTEMUNHO </text:span><text:span text:style-name="T3">(crianças)</text:span></text:p>
        </text:list-item>
        <text:list-item>
          <text:p text:style-name="P5"><text:span text:style-name="T2">CANTAR</text:span> – Leia a Bíblia e faça oração. [TODOS]</text:p>
        </text:list-item>
        <text:list-item>
          <text:p text:style-name="P5"><text:span text:style-name="T4">HISTÓRIA</text:span> (Daniel e a oração) [JULIEL]</text:p>
        </text:list-item>
        <text:list-item>
          <text:p text:style-name="P5"><text:span text:style-name="T2">DINÂMICA</text:span> [JULIEL<text:span text:style-name="T1">]</text:span></text:p>
          <text:list>
            <text:list-item>
              <text:p text:style-name="P7">Como a oração nos ajuda a fazer escolhas melhores</text:p>
            </text:list-item>
            <text:list-item>
              <text:p text:style-name="P9">Materiais</text:p>
              <text:list>
                <text:list-item>
                  <text:p text:style-name="P10">2 Copos de plástico</text:p>
                </text:list-item>
                <text:list-item>
                  <text:p text:style-name="P10">Balas</text:p>
                </text:list-item>
              </text:list>
            </text:list-item>
            <text:list-item>
              <text:p text:style-name="P9">Objetivo</text:p>
              <text:list>
                <text:list-item>
                  <text:p text:style-name="P10">A oração nos ajuda a <text:span text:style-name="T7">enxergar</text:span></text:p>
                </text:list-item>
                <text:list-item>
                  <text:p text:style-name="P12">A oração nos ajuda a tomar melhores decisões</text:p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1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2T16:44:51.540000000</dc:date>
    <meta:editing-duration>PT3H40M52S</meta:editing-duration>
    <meta:editing-cycles>7</meta:editing-cycles>
    <meta:generator>LibreOffice/7.1.3.2$Windows_X86_64 LibreOffice_project/47f78053abe362b9384784d31a6e56f8511eb1c1</meta:generator>
    <meta:document-statistic meta:table-count="0" meta:image-count="1" meta:object-count="0" meta:page-count="2" meta:paragraph-count="28" meta:word-count="170" meta:character-count="871" meta:non-whitespace-character-count="747"/>
  </office:meta>
</office:document-meta>
</file>